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4a77ec" style:font-name-asian="Georgia1" style:font-name-complex="Georgia1"/>
    </style:style>
    <style:style style:name="P8" style:family="paragraph" style:parent-style-name="Standard">
      <style:paragraph-properties fo:text-align="justify" style:justify-single-word="false"/>
      <style:text-properties style:font-name="Georgia" officeooo:paragraph-rsid="004d4342" style:font-name-asian="Georgia1" style:font-name-complex="Georgia1"/>
    </style:style>
    <style:style style:name="P9" style:family="paragraph" style:parent-style-name="Standard">
      <style:paragraph-properties fo:text-align="justify" style:justify-single-word="false"/>
      <style:text-properties style:font-name="Georgia" officeooo:paragraph-rsid="004e8a1d" style:font-name-asian="Georgia1" style:font-name-complex="Georgia1"/>
    </style:style>
    <style:style style:name="P10" style:family="paragraph" style:parent-style-name="Standard">
      <style:paragraph-properties fo:text-align="justify" style:justify-single-word="false"/>
      <style:text-properties style:font-name="Georgia" officeooo:rsid="0037bcdb" style:font-name-asian="Georgia1" style:font-name-complex="Georgia1"/>
    </style:style>
    <style:style style:name="P11" style:family="paragraph" style:parent-style-name="Standard">
      <style:paragraph-properties fo:text-align="justify" style:justify-single-word="false"/>
      <style:text-properties style:font-name="Georgia" officeooo:rsid="0025625d" officeooo:paragraph-rsid="004665f0" style:font-name-asian="Georgia1" style:font-name-complex="Georgia1"/>
    </style:style>
    <style:style style:name="P12" style:family="paragraph" style:parent-style-name="Standard">
      <style:paragraph-properties fo:text-align="justify" style:justify-single-word="false"/>
      <style:text-properties style:font-name="Georgia" officeooo:rsid="0025625d" officeooo:paragraph-rsid="004d4342"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04a77ec" style:font-name-asian="Georgia1" style:font-name-complex="Georgia1"/>
    </style:style>
    <style:style style:name="P17" style:family="paragraph" style:parent-style-name="Standard">
      <style:paragraph-properties fo:text-align="justify" style:justify-single-word="false"/>
      <style:text-properties style:font-name="Georgia" officeooo:rsid="0064ccd6" officeooo:paragraph-rsid="0064ccd6" style:font-name-asian="Georgia1" style:font-name-complex="Georgia1"/>
    </style:style>
    <style:style style:name="P18" style:family="paragraph" style:parent-style-name="Standard">
      <style:paragraph-properties fo:text-align="center" style:justify-single-word="false"/>
      <style:text-properties style:font-name="Georgia" fo:font-weight="bold" officeooo:rsid="0023ad53" officeooo:paragraph-rsid="003e180c" style:font-name-asian="Georgia1" style:font-weight-asian="bold" style:font-name-complex="Georgia1" style:font-weight-complex="bold"/>
    </style:style>
    <style:style style:name="P19" style:family="paragraph" style:parent-style-name="Standard">
      <style:paragraph-properties fo:text-align="justify" style:justify-single-word="false"/>
      <style:text-properties style:font-name="Georgia" fo:font-weight="bold" officeooo:paragraph-rsid="004a77ec" style:font-name-asian="Georgia1" style:font-weight-asian="bold" style:font-name-complex="Georgia1" style:font-weight-complex="bold"/>
    </style:style>
    <style:style style:name="P20" style:family="paragraph" style:parent-style-name="Standard">
      <style:paragraph-properties fo:text-align="justify" style:justify-single-word="false"/>
      <style:text-properties style:font-name="Georgia" fo:font-weight="bold" officeooo:rsid="00566cc5" officeooo:paragraph-rsid="00566cc5" style:font-name-asian="Georgia1" style:font-weight-asian="bold" style:font-name-complex="Georgia1" style:font-weight-complex="bold"/>
    </style:style>
    <style:style style:name="P21" style:family="paragraph" style:parent-style-name="Standard">
      <style:paragraph-properties fo:text-align="justify" style:justify-single-word="false"/>
      <style:text-properties style:font-name="Georgia" fo:font-style="italic" officeooo:rsid="0064ccd6" officeooo:paragraph-rsid="0064ccd6" style:font-name-asian="Georgia1" style:font-style-asian="italic" style:font-name-complex="Georgia1" style:font-style-complex="italic"/>
    </style:style>
    <style:style style:name="P22" style:family="paragraph" style:parent-style-name="Standard">
      <style:paragraph-properties fo:margin-left="0cm" fo:margin-right="0cm" fo:text-align="end" style:justify-single-word="false" fo:text-indent="0cm" style:auto-text-indent="false"/>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0379c43"/>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font-size="9pt" style:font-size-asian="7.84999990463257pt" style:font-size-complex="9pt"/>
    </style:style>
    <style:style style:name="P27" style:family="paragraph" style:parent-style-name="Standard">
      <style:text-properties fo:font-size="9pt" style:font-size-asian="7.84999990463257pt" style:font-size-complex="9pt"/>
    </style:style>
    <style:style style:name="P28" style:family="paragraph" style:parent-style-name="Standard">
      <style:paragraph-properties fo:text-align="justify" style:justify-single-word="false"/>
      <style:text-properties fo:font-size="9pt" fo:font-weight="normal" officeooo:paragraph-rsid="003f3f15" style:font-size-asian="7.84999990463257pt" style:font-weight-asian="normal" style:font-size-complex="9pt" style:font-weight-complex="normal"/>
    </style:style>
    <style:style style:name="P29" style:family="paragraph" style:parent-style-name="Title">
      <style:text-properties fo:font-size="40pt" officeooo:paragraph-rsid="001dc34f" style:font-size-asian="40pt" style:font-size-complex="40pt"/>
    </style:style>
    <style:style style:name="P30" style:family="paragraph" style:parent-style-name="Standard">
      <style:paragraph-properties fo:text-align="justify" style:justify-single-word="false"/>
      <style:text-properties officeooo:paragraph-rsid="0044930f"/>
    </style:style>
    <style:style style:name="P31" style:family="paragraph" style:parent-style-name="Standard">
      <style:paragraph-properties fo:text-align="justify" style:justify-single-word="false"/>
      <style:text-properties officeooo:paragraph-rsid="003680dc"/>
    </style:style>
    <style:style style:name="P32" style:family="paragraph" style:parent-style-name="Standard">
      <style:paragraph-properties fo:text-align="justify" style:justify-single-word="false"/>
      <style:text-properties officeooo:paragraph-rsid="00379c43"/>
    </style:style>
    <style:style style:name="P33" style:family="paragraph" style:parent-style-name="Standard">
      <style:paragraph-properties fo:text-align="justify" style:justify-single-word="false"/>
      <style:text-properties officeooo:paragraph-rsid="003e180c"/>
    </style:style>
    <style:style style:name="P34" style:family="paragraph" style:parent-style-name="Standard">
      <style:paragraph-properties fo:text-align="justify" style:justify-single-word="false"/>
      <style:text-properties officeooo:paragraph-rsid="003f3f15"/>
    </style:style>
    <style:style style:name="P35" style:family="paragraph" style:parent-style-name="Standard">
      <style:paragraph-properties fo:text-align="justify" style:justify-single-word="false"/>
      <style:text-properties officeooo:paragraph-rsid="002b8d94"/>
    </style:style>
    <style:style style:name="P36" style:family="paragraph" style:parent-style-name="Standard">
      <style:paragraph-properties fo:text-align="justify" style:justify-single-word="false"/>
      <style:text-properties officeooo:paragraph-rsid="00566cc5"/>
    </style:style>
    <style:style style:name="P37" style:family="paragraph" style:parent-style-name="Standard">
      <style:paragraph-properties fo:text-align="start" style:justify-single-word="false"/>
      <style:text-properties officeooo:paragraph-rsid="00379c43"/>
    </style:style>
    <style:style style:name="P3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9"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40" style:family="paragraph" style:parent-style-name="Standard">
      <style:paragraph-properties fo:text-align="justify" style:justify-single-word="false"/>
      <style:text-properties fo:font-weight="normal" officeooo:paragraph-rsid="003f3f15" style:font-weight-asian="normal" style:font-weight-complex="normal"/>
    </style:style>
    <style:style style:name="P41" style:family="paragraph" style:parent-style-name="Standard">
      <style:paragraph-properties fo:margin-left="1.27cm" fo:text-align="justify" style:justify-single-word="false" fo:text-indent="0cm" style:auto-text-indent="false"/>
      <style:text-properties fo:font-weight="normal" officeooo:paragraph-rsid="003f3f15" style:font-weight-asian="normal" style:font-weight-complex="normal"/>
    </style:style>
    <style:style style:name="P42" style:family="paragraph" style:parent-style-name="Standard">
      <style:paragraph-properties fo:text-align="justify" style:justify-single-word="false"/>
      <style:text-properties fo:font-weight="normal" officeooo:paragraph-rsid="004e8a1d" style:font-weight-asian="normal" style:font-weight-complex="normal"/>
    </style:style>
    <style:style style:name="P43" style:family="paragraph" style:parent-style-name="Standard">
      <style:paragraph-properties fo:text-align="justify" style:justify-single-word="false"/>
      <style:text-properties fo:font-weight="normal" officeooo:paragraph-rsid="005a7dad" style:font-weight-asian="normal" style:font-weight-complex="normal"/>
    </style:style>
    <style:style style:name="P44" style:family="paragraph" style:parent-style-name="Standard">
      <style:paragraph-properties fo:text-align="justify" style:justify-single-word="false"/>
      <style:text-properties style:text-underline-style="solid" style:text-underline-width="auto" style:text-underline-color="font-color" fo:font-weight="normal" officeooo:paragraph-rsid="003f3f15" style:font-weight-asian="normal" style:font-weight-complex="normal"/>
    </style:style>
    <style:style style:name="P45" style:family="paragraph" style:parent-style-name="Standard">
      <style:paragraph-properties fo:text-align="justify" style:justify-single-word="false"/>
      <style:text-properties style:text-underline-style="solid" style:text-underline-width="auto" style:text-underline-color="font-color" fo:font-weight="normal" officeooo:paragraph-rsid="005a7dad"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paragraph-rsid="003f3f15" style:font-weight-asian="normal" style:font-weight-complex="normal"/>
    </style:style>
    <style:style style:name="P47" style:family="paragraph" style:parent-style-name="Contents_20_1">
      <style:paragraph-properties>
        <style:tab-stops>
          <style:tab-stop style:position="15.921cm" style:type="right" style:leader-style="dotted" style:leader-text="."/>
        </style:tab-stops>
      </style:paragraph-properties>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Contents_20_3">
      <style:paragraph-properties>
        <style:tab-stops>
          <style:tab-stop style:position="15.921cm" style:type="right" style:leader-style="dotted" style:leader-text="."/>
        </style:tab-stops>
      </style:paragraph-properties>
    </style:style>
    <style:style style:name="P50" style:family="paragraph" style:parent-style-name="Standard">
      <style:paragraph-properties fo:text-align="justify" style:justify-single-word="false"/>
      <style:text-properties officeooo:rsid="00594a20" officeooo:paragraph-rsid="00594a20"/>
    </style:style>
    <style:style style:name="P51" style:family="paragraph" style:parent-style-name="Standard">
      <style:paragraph-properties fo:text-align="justify" style:justify-single-word="false"/>
      <style:text-properties fo:font-weight="bold" officeooo:paragraph-rsid="004e8a1d" style:font-weight-asian="bold" style:font-weight-complex="bold"/>
    </style:style>
    <style:style style:name="P52" style:family="paragraph" style:parent-style-name="Contents_20_Heading" style:master-page-name="Standard">
      <style:paragraph-properties style:page-number="1" fo:break-before="page"/>
    </style:style>
    <style:style style:name="P5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5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4e8a1d"/>
    </style:style>
    <style:style style:name="P5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56"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d4342"/>
    </style:style>
    <style:style style:name="P57"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8"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6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6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a77ec"/>
    </style:style>
    <style:style style:name="P62" style:family="paragraph" style:parent-style-name="Standard" style:list-style-name="L5">
      <style:paragraph-properties fo:text-align="justify" style:justify-single-word="false"/>
      <style:text-properties style:font-name="Georgia" officeooo:rsid="0023ad53" officeooo:paragraph-rsid="00404421" style:font-name-asian="Georgia1" style:font-name-complex="Georgia1"/>
    </style:style>
    <style:style style:name="P63" style:family="paragraph" style:parent-style-name="Standard" style:list-style-name="L6">
      <style:paragraph-properties fo:text-align="justify" style:justify-single-word="false"/>
      <style:text-properties style:font-name="Georgia" officeooo:rsid="0023ad53" officeooo:paragraph-rsid="00404421" style:font-name-asian="Georgia1" style:font-name-complex="Georgia1"/>
    </style:style>
    <style:style style:name="P64" style:family="paragraph" style:parent-style-name="Standard" style:list-style-name="L7">
      <style:paragraph-properties fo:text-align="justify" style:justify-single-word="false"/>
      <style:text-properties style:font-name="Georgia" officeooo:rsid="0023ad53" officeooo:paragraph-rsid="00404421" style:font-name-asian="Georgia1" style:font-name-complex="Georgia1"/>
    </style:style>
    <style:style style:name="P65" style:family="paragraph" style:parent-style-name="Standard" style:list-style-name="L8">
      <style:paragraph-properties fo:text-align="justify" style:justify-single-word="false"/>
      <style:text-properties style:font-name="Georgia" officeooo:rsid="0023ad53" officeooo:paragraph-rsid="00404421" style:font-name-asian="Georgia1" style:font-name-complex="Georgia1"/>
    </style:style>
    <style:style style:name="P66" style:family="paragraph" style:parent-style-name="Standard" style:list-style-name="L9">
      <style:paragraph-properties fo:text-align="justify" style:justify-single-word="false"/>
      <style:text-properties style:font-name="Georgia" officeooo:rsid="0023ad53" officeooo:paragraph-rsid="00404421" style:font-name-asian="Georgia1" style:font-name-complex="Georgia1"/>
    </style:style>
    <style:style style:name="P67" style:family="paragraph" style:parent-style-name="Standard" style:list-style-name="L2">
      <style:paragraph-properties fo:text-align="justify" style:justify-single-word="false"/>
      <style:text-properties style:font-name="Georgia" officeooo:rsid="0023ad53" officeooo:paragraph-rsid="004d4342" style:font-name-asian="Georgia1" style:font-name-complex="Georgia1"/>
    </style:style>
    <style:style style:name="P68" style:family="paragraph" style:parent-style-name="Standard" style:list-style-name="L15">
      <style:paragraph-properties fo:text-align="justify" style:justify-single-word="false"/>
      <style:text-properties style:font-name="Georgia" officeooo:rsid="0023ad53" officeooo:paragraph-rsid="002688cc" style:font-name-asian="Georgia1" style:font-name-complex="Georgia1"/>
    </style:style>
    <style:style style:name="P69" style:family="paragraph" style:parent-style-name="Standard" style:list-style-name="L16">
      <style:paragraph-properties fo:text-align="justify" style:justify-single-word="false"/>
      <style:text-properties style:font-name="Georgia" officeooo:paragraph-rsid="004a77ec" style:font-name-asian="Georgia1" style:font-name-complex="Georgia1"/>
    </style:style>
    <style:style style:name="P70" style:family="paragraph" style:parent-style-name="Standard" style:list-style-name="L17">
      <style:paragraph-properties fo:text-align="justify" style:justify-single-word="false"/>
      <style:text-properties style:font-name="Georgia" officeooo:rsid="0064ccd6" officeooo:paragraph-rsid="0064ccd6" style:font-name-asian="Georgia1" style:font-name-complex="Georgia1"/>
    </style:style>
    <style:style style:name="P71" style:family="paragraph" style:parent-style-name="Standard" style:list-style-name="L17">
      <style:paragraph-properties fo:text-align="justify" style:justify-single-word="false"/>
      <style:text-properties style:font-name="Georgia" officeooo:rsid="0067f453" officeooo:paragraph-rsid="0067f453" style:font-name-asian="Georgia1" style:font-name-complex="Georgia1"/>
    </style:style>
    <style:style style:name="P72" style:family="paragraph" style:parent-style-name="Standard" style:list-style-name="L17">
      <style:paragraph-properties fo:text-align="justify" style:justify-single-word="false"/>
      <style:text-properties style:font-name="Georgia" officeooo:rsid="0069bc40" officeooo:paragraph-rsid="0069bc40" style:font-name-asian="Georgia1" style:font-name-complex="Georgia1"/>
    </style:style>
    <style:style style:name="P73" style:family="paragraph" style:parent-style-name="Standard" style:list-style-name="L19">
      <style:paragraph-properties fo:text-align="justify" style:justify-single-word="false"/>
      <style:text-properties style:font-name="Georgia" fo:font-weight="normal" officeooo:rsid="00594a20" officeooo:paragraph-rsid="00594a20" style:font-name-asian="Georgia1" style:font-weight-asian="normal" style:font-name-complex="Georgia1" style:font-weight-complex="normal"/>
    </style:style>
    <style:style style:name="P74" style:family="paragraph" style:parent-style-name="Standard" style:list-style-name="L20">
      <style:paragraph-properties fo:text-align="justify" style:justify-single-word="false"/>
      <style:text-properties style:font-name="Georgia" fo:font-weight="normal" officeooo:paragraph-rsid="005a7dad" style:font-name-asian="Georgia1" style:font-weight-asian="normal" style:font-name-complex="Georgia1" style:font-weight-complex="normal"/>
    </style:style>
    <style:style style:name="P75" style:family="paragraph" style:parent-style-name="Standard" style:list-style-name="L20">
      <style:paragraph-properties fo:text-align="justify" style:justify-single-word="false"/>
      <style:text-properties style:font-name="Georgia" fo:font-weight="normal" officeooo:paragraph-rsid="004e8a1d" style:font-name-asian="Georgia1" style:font-weight-asian="normal" style:font-name-complex="Georgia1" style:font-weight-complex="normal"/>
    </style:style>
    <style:style style:name="P76" style:family="paragraph" style:parent-style-name="Standard">
      <style:paragraph-properties fo:text-align="justify" style:justify-single-word="false"/>
      <style:text-properties style:font-name="Georgia" fo:font-weight="normal" officeooo:paragraph-rsid="004e8a1d" style:font-name-asian="Georgia1" style:font-weight-asian="normal" style:font-name-complex="Georgia1" style:font-weight-complex="normal"/>
    </style:style>
    <style:style style:name="P77" style:family="paragraph" style:parent-style-name="Standard">
      <style:paragraph-properties fo:text-align="justify" style:justify-single-word="false"/>
      <style:text-properties style:font-name="Georgia" fo:font-weight="normal" officeooo:rsid="00706b04" officeooo:paragraph-rsid="00706b04" style:font-name-asian="Georgia1" style:font-weight-asian="normal" style:font-name-complex="Georgia1" style:font-weight-complex="normal"/>
    </style:style>
    <style:style style:name="P78" style:family="paragraph" style:parent-style-name="Standard" style:list-style-name="L21">
      <style:paragraph-properties fo:text-align="justify" style:justify-single-word="false"/>
      <style:text-properties style:font-name="Georgia" fo:font-weight="normal" officeooo:rsid="00706b04" officeooo:paragraph-rsid="00706b04" style:font-name-asian="Georgia1" style:font-weight-asian="normal" style:font-name-complex="Georgia1" style:font-weight-complex="normal"/>
    </style:style>
    <style:style style:name="P79" style:family="paragraph" style:parent-style-name="Standard">
      <style:paragraph-properties fo:text-align="justify" style:justify-single-word="false"/>
      <style:text-properties style:font-name="Georgia" fo:font-weight="normal" officeooo:rsid="00706b04" officeooo:paragraph-rsid="00718d33" style:font-name-asian="Georgia1" style:font-weight-asian="normal" style:font-name-complex="Georgia1" style:font-weight-complex="normal"/>
    </style:style>
    <style:style style:name="P80" style:family="paragraph" style:parent-style-name="Standard" style:list-style-name="L21">
      <style:paragraph-properties fo:text-align="justify" style:justify-single-word="false"/>
      <style:text-properties style:font-name="Georgia" fo:font-weight="normal" officeooo:rsid="00718d33" officeooo:paragraph-rsid="00718d33" style:font-name-asian="Georgia1" style:font-weight-asian="normal" style:font-name-complex="Georgia1" style:font-weight-complex="normal"/>
    </style:style>
    <style:style style:name="P81" style:family="paragraph" style:parent-style-name="Standard">
      <style:paragraph-properties fo:text-align="justify" style:justify-single-word="false"/>
      <style:text-properties style:font-name="Georgia" fo:font-size="9pt" officeooo:rsid="00735a97" officeooo:paragraph-rsid="00735a97" style:font-name-asian="Georgia1" style:font-size-asian="9pt" style:font-name-complex="Georgia1" style:font-size-complex="9pt"/>
    </style:style>
    <style:style style:name="P82" style:family="paragraph" style:parent-style-name="Standard" style:master-page-name="First_20_Page">
      <style:paragraph-properties fo:text-align="center" style:justify-single-word="false" style:page-number="1"/>
    </style:style>
    <style:style style:name="P83" style:family="paragraph" style:parent-style-name="Standard" style:list-style-name="L2">
      <style:paragraph-properties fo:text-align="justify" style:justify-single-word="false"/>
      <style:text-properties officeooo:paragraph-rsid="003e180c"/>
    </style:style>
    <style:style style:name="P84" style:family="paragraph" style:parent-style-name="Standard" style:list-style-name="L2">
      <style:paragraph-properties fo:text-align="justify" style:justify-single-word="false"/>
      <style:text-properties officeooo:paragraph-rsid="004d4342"/>
    </style:style>
    <style:style style:name="P85" style:family="paragraph" style:parent-style-name="Standard" style:list-style-name="L19">
      <style:paragraph-properties fo:text-align="justify" style:justify-single-word="false"/>
      <style:text-properties officeooo:paragraph-rsid="004e8a1d"/>
    </style:style>
    <style:style style:name="P86" style:family="paragraph" style:parent-style-name="Standard" style:list-style-name="L19">
      <style:paragraph-properties fo:text-align="justify" style:justify-single-word="false"/>
      <style:text-properties officeooo:paragraph-rsid="00566cc5"/>
    </style:style>
    <style:style style:name="P87" style:family="paragraph" style:parent-style-name="Standard" style:list-style-name="L10">
      <style:paragraph-properties fo:text-align="justify" style:justify-single-word="false"/>
      <style:text-properties fo:font-weight="normal" officeooo:paragraph-rsid="003f3f15" style:font-weight-asian="normal" style:font-weight-complex="normal"/>
    </style:style>
    <style:style style:name="P88" style:family="paragraph" style:parent-style-name="Standard" style:list-style-name="L11">
      <style:paragraph-properties fo:text-align="justify" style:justify-single-word="false"/>
      <style:text-properties fo:font-weight="normal" officeooo:paragraph-rsid="003f3f15" style:font-weight-asian="normal" style:font-weight-complex="normal"/>
    </style:style>
    <style:style style:name="P89" style:family="paragraph" style:parent-style-name="Standard" style:list-style-name="L12">
      <style:paragraph-properties fo:text-align="justify" style:justify-single-word="false"/>
      <style:text-properties fo:font-weight="normal" officeooo:paragraph-rsid="003f3f15" style:font-weight-asian="normal" style:font-weight-complex="normal"/>
    </style:style>
    <style:style style:name="P90" style:family="paragraph" style:parent-style-name="Standard" style:list-style-name="L13">
      <style:paragraph-properties fo:text-align="justify" style:justify-single-word="false"/>
      <style:text-properties fo:font-weight="normal" officeooo:paragraph-rsid="003f3f15" style:font-weight-asian="normal" style:font-weight-complex="normal"/>
    </style:style>
    <style:style style:name="P91" style:family="paragraph" style:parent-style-name="Standard" style:list-style-name="L18">
      <style:paragraph-properties fo:text-align="justify" style:justify-single-word="false"/>
      <style:text-properties fo:font-weight="normal" officeooo:paragraph-rsid="004e8a1d" style:font-weight-asian="normal" style:font-weight-complex="normal"/>
    </style:style>
    <style:style style:name="P92" style:family="paragraph" style:parent-style-name="Standard" style:list-style-name="L18">
      <style:paragraph-properties fo:text-align="justify" style:justify-single-word="false"/>
      <style:text-properties fo:font-weight="normal" officeooo:paragraph-rsid="0054f0ac" style:font-weight-asian="normal" style:font-weight-complex="normal"/>
    </style:style>
    <style:style style:name="P93" style:family="paragraph" style:parent-style-name="Standard" style:list-style-name="L18">
      <style:paragraph-properties fo:text-align="justify" style:justify-single-word="false"/>
      <style:text-properties fo:font-weight="normal" officeooo:paragraph-rsid="00557fc5" style:font-weight-asian="normal" style:font-weight-complex="normal"/>
    </style:style>
    <style:style style:name="P94" style:family="paragraph" style:parent-style-name="Standard" style:list-style-name="L19">
      <style:paragraph-properties fo:text-align="justify" style:justify-single-word="false"/>
      <style:text-properties fo:font-weight="normal" officeooo:paragraph-rsid="00594a20" style:font-weight-asian="normal" style:font-weight-complex="normal"/>
    </style:style>
    <style:style style:name="P95" style:family="paragraph" style:parent-style-name="Standard" style:list-style-name="L20">
      <style:paragraph-properties fo:text-align="justify" style:justify-single-word="false"/>
      <style:text-properties fo:font-weight="normal" officeooo:paragraph-rsid="004e8a1d" style:font-weight-asian="normal" style:font-weight-complex="normal"/>
    </style:style>
    <style:style style:name="P96" style:family="paragraph" style:parent-style-name="Standard" style:list-style-name="L20">
      <style:paragraph-properties fo:text-align="justify" style:justify-single-word="false"/>
      <style:text-properties fo:font-weight="normal" officeooo:paragraph-rsid="005b942c" style:font-weight-asian="normal" style:font-weight-complex="normal"/>
    </style:style>
    <style:style style:name="P97" style:family="paragraph" style:parent-style-name="Standard">
      <style:paragraph-properties fo:text-align="justify" style:justify-single-word="false"/>
      <style:text-properties fo:font-weight="normal" officeooo:paragraph-rsid="004e8a1d" style:font-weight-asian="normal" style:font-weight-complex="normal"/>
    </style:style>
    <style:style style:name="P98" style:family="paragraph" style:parent-style-name="Standard">
      <style:paragraph-properties fo:text-align="justify" style:justify-single-word="false"/>
      <style:text-properties fo:font-weight="normal" officeooo:paragraph-rsid="005a7dad" style:font-weight-asian="normal" style:font-weight-complex="normal"/>
    </style:style>
    <style:style style:name="P99" style:family="paragraph" style:parent-style-name="Standard" style:list-style-name="L18">
      <style:paragraph-properties fo:text-align="justify" style:justify-single-word="false"/>
      <style:text-properties fo:font-weight="normal" officeooo:rsid="0075951c" officeooo:paragraph-rsid="0075951c" style:font-weight-asian="normal" style:font-weight-complex="normal"/>
    </style:style>
    <style:style style:name="P100" style:family="paragraph" style:parent-style-name="Standard">
      <style:paragraph-properties fo:text-align="justify" style:justify-single-word="false"/>
      <style:text-properties fo:font-weight="normal" officeooo:rsid="007705a3" officeooo:paragraph-rsid="007705a3" style:font-weight-asian="normal" style:font-weight-complex="normal"/>
    </style:style>
    <style:style style:name="P101" style:family="paragraph" style:parent-style-name="Standard" style:list-style-name="L22">
      <style:paragraph-properties fo:text-align="justify" style:justify-single-word="false"/>
      <style:text-properties fo:font-weight="normal" officeooo:rsid="00795e78" officeooo:paragraph-rsid="00795e78" style:font-weight-asian="normal" style:font-weight-complex="normal"/>
    </style:style>
    <style:style style:name="P102" style:family="paragraph" style:parent-style-name="Standard" style:list-style-name="L22">
      <style:paragraph-properties fo:text-align="justify" style:justify-single-word="false"/>
      <style:text-properties fo:font-weight="normal" officeooo:rsid="007dfe94" officeooo:paragraph-rsid="007dfe94" style:font-weight-asian="normal" style:font-weight-complex="normal"/>
    </style:style>
    <style:style style:name="P103" style:family="paragraph" style:parent-style-name="Standard" style:list-style-name="L22">
      <style:paragraph-properties fo:text-align="justify" style:justify-single-word="false"/>
      <style:text-properties fo:font-weight="normal" officeooo:rsid="00877c95" officeooo:paragraph-rsid="00877c95" style:font-weight-asian="normal" style:font-weight-complex="normal"/>
    </style:style>
    <style:style style:name="P104" style:family="paragraph" style:parent-style-name="Standard" style:list-style-name="L22">
      <style:paragraph-properties fo:text-align="justify" style:justify-single-word="false"/>
      <style:text-properties fo:font-weight="normal" officeooo:rsid="007bc6ba" officeooo:paragraph-rsid="007bc6ba" fo:background-color="#ffff00" style:font-weight-asian="normal" style:font-weight-complex="normal"/>
    </style:style>
    <style:style style:name="P105" style:family="paragraph" style:parent-style-name="Standard" style:list-style-name="L19">
      <style:paragraph-properties fo:text-align="justify" style:justify-single-word="false"/>
      <style:text-properties officeooo:rsid="0079c081" officeooo:paragraph-rsid="0079c081"/>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4930f" style:font-name-asian="Georgia1" style:font-name-complex="Georgia1"/>
    </style:style>
    <style:style style:name="T5" style:family="text">
      <style:text-properties style:font-name="Georgia" officeooo:rsid="0046e946" style:font-name-asian="Georgia1" style:font-name-complex="Georgia1"/>
    </style:style>
    <style:style style:name="T6" style:family="text">
      <style:text-properties style:font-name="Georgia" officeooo:rsid="004665f0" style:font-name-asian="Georgia1" style:font-name-complex="Georgia1"/>
    </style:style>
    <style:style style:name="T7" style:family="text">
      <style:text-properties style:font-name="Georgia" officeooo:rsid="0046b1b4" style:font-name-asian="Georgia1" style:font-name-complex="Georgia1"/>
    </style:style>
    <style:style style:name="T8" style:family="text">
      <style:text-properties style:font-name="Georgia" officeooo:rsid="004d4342" style:font-name-asian="Georgia1" style:font-name-complex="Georgia1"/>
    </style:style>
    <style:style style:name="T9" style:family="text">
      <style:text-properties style:font-name="Georgia" officeooo:rsid="0054f0ac" style:font-name-asian="Georgia1" style:font-name-complex="Georgia1"/>
    </style:style>
    <style:style style:name="T10" style:family="text">
      <style:text-properties style:font-name="Georgia" officeooo:rsid="00557fc5" style:font-name-asian="Georgia1" style:font-name-complex="Georgia1"/>
    </style:style>
    <style:style style:name="T11" style:family="text">
      <style:text-properties style:font-name="Georgia" officeooo:rsid="00594a20" style:font-name-asian="Georgia1" style:font-name-complex="Georgia1"/>
    </style:style>
    <style:style style:name="T12" style:family="text">
      <style:text-properties style:font-name="Georgia" officeooo:rsid="005a7dad" style:font-name-asian="Georgia1" style:font-name-complex="Georgia1"/>
    </style:style>
    <style:style style:name="T13" style:family="text">
      <style:text-properties style:font-name="Georgia" officeooo:rsid="005b942c" style:font-name-asian="Georgia1" style:font-name-complex="Georgia1"/>
    </style:style>
    <style:style style:name="T14" style:family="text">
      <style:text-properties style:font-name="Georgia" officeooo:rsid="006ede17" style:font-name-asian="Georgia1" style:font-name-complex="Georgia1"/>
    </style:style>
    <style:style style:name="T15" style:family="text">
      <style:text-properties style:font-name="Georgia" officeooo:rsid="00706b04" style:font-name-asian="Georgia1" style:font-name-complex="Georgia1"/>
    </style:style>
    <style:style style:name="T16" style:family="text">
      <style:text-properties style:font-name="Georgia" officeooo:rsid="0078c075" style:font-name-asian="Georgia1" style:font-name-complex="Georgia1"/>
    </style:style>
    <style:style style:name="T17" style:family="text">
      <style:text-properties style:font-name="Georgia" officeooo:rsid="007ed4c3" style:font-name-asian="Georgia1" style:font-name-complex="Georgia1"/>
    </style:style>
    <style:style style:name="T18" style:family="text">
      <style:text-properties style:font-name="Georgia" officeooo:rsid="007f783e" style:font-name-asian="Georgia1" style:font-name-complex="Georgia1"/>
    </style:style>
    <style:style style:name="T19" style:family="text">
      <style:text-properties style:font-name="Georgia" officeooo:rsid="0080b906" style:font-name-asian="Georgia1" style:font-name-complex="Georgia1"/>
    </style:style>
    <style:style style:name="T20" style:family="text">
      <style:text-properties style:font-name="Georgia" officeooo:rsid="00828e0a" style:font-name-asian="Georgia1" style:font-name-complex="Georgia1"/>
    </style:style>
    <style:style style:name="T21" style:family="text">
      <style:text-properties style:font-name="Georgia" officeooo:rsid="008393fa" style:font-name-asian="Georgia1" style:font-name-complex="Georgia1"/>
    </style:style>
    <style:style style:name="T22" style:family="text">
      <style:text-properties style:font-name="Georgia" officeooo:rsid="0083f331" style:font-name-asian="Georgia1" style:font-name-complex="Georgia1"/>
    </style:style>
    <style:style style:name="T23" style:family="text">
      <style:text-properties style:font-name="Georgia" officeooo:rsid="00893bc1" style:font-name-asian="Georgia1" style:font-name-complex="Georgia1"/>
    </style:style>
    <style:style style:name="T24" style:family="text">
      <style:text-properties style:font-name="Georgia" fo:font-weight="bold" style:font-name-asian="Georgia1" style:font-weight-asian="bold" style:font-name-complex="Georgia1"/>
    </style:style>
    <style:style style:name="T25" style:family="text">
      <style:text-properties style:font-name="Georgia" fo:font-weight="bold" style:font-name-asian="Georgia1" style:font-weight-asian="bold" style:font-name-complex="Georgia1" style:font-weight-complex="bold"/>
    </style:style>
    <style:style style:name="T26" style:family="text">
      <style:text-properties style:font-name="Georgia" fo:font-weight="normal" style:font-name-asian="Georgia1" style:font-weight-asian="normal" style:font-name-complex="Georgia1" style:font-weight-complex="normal"/>
    </style:style>
    <style:style style:name="T27" style:family="text">
      <style:text-properties style:font-name="Georgia" fo:font-weight="normal" officeooo:rsid="00566cc5" style:font-name-asian="Georgia1" style:font-weight-asian="normal" style:font-name-complex="Georgia1" style:font-weight-complex="normal"/>
    </style:style>
    <style:style style:name="T28" style:family="text">
      <style:text-properties style:font-name="Georgia" fo:font-weight="normal" officeooo:rsid="005784cb" style:font-name-asian="Georgia1" style:font-weight-asian="normal" style:font-name-complex="Georgia1" style:font-weight-complex="normal"/>
    </style:style>
    <style:style style:name="T29" style:family="text">
      <style:text-properties style:font-name="Georgia" fo:font-weight="normal" officeooo:rsid="007baa52" style:font-name-asian="Georgia1" style:font-weight-asian="normal" style:font-name-complex="Georgia1" style:font-weight-complex="normal"/>
    </style:style>
    <style:style style:name="T30" style:family="text">
      <style:text-properties style:font-name="Georgia" style:text-underline-style="solid" style:text-underline-width="auto" style:text-underline-color="font-color" style:font-name-asian="Georgia1" style:font-name-complex="Georgia1"/>
    </style:style>
    <style:style style:name="T31" style:family="text">
      <style:text-properties style:font-name="Georgia" style:text-underline-style="solid" style:text-underline-width="auto" style:text-underline-color="font-color" officeooo:rsid="005a7dad" style:font-name-asian="Georgia1" style:font-name-complex="Georgia1"/>
    </style:style>
    <style:style style:name="T32" style:family="text">
      <style:text-properties style:font-name="Georgia" style:text-underline-style="solid" style:text-underline-width="auto" style:text-underline-color="font-color" officeooo:rsid="0083f331" style:font-name-asian="Georgia1" style:font-name-complex="Georgia1"/>
    </style:style>
    <style:style style:name="T33" style:family="text">
      <style:text-properties officeooo:rsid="003593c8"/>
    </style:style>
    <style:style style:name="T34" style:family="text">
      <style:text-properties officeooo:rsid="004665f0"/>
    </style:style>
    <style:style style:name="T35" style:family="text">
      <style:text-properties officeooo:rsid="004d4342"/>
    </style:style>
    <style:style style:name="T36" style:family="text">
      <style:text-properties officeooo:rsid="00476ef4"/>
    </style:style>
    <style:style style:name="T37" style:family="text">
      <style:text-properties officeooo:rsid="0050009e"/>
    </style:style>
    <style:style style:name="T38" style:family="text">
      <style:text-properties fo:font-weight="bold" style:font-weight-asian="bold" style:font-weight-complex="bold"/>
    </style:style>
    <style:style style:name="T39" style:family="text">
      <style:text-properties officeooo:rsid="004e8a1d"/>
    </style:style>
    <style:style style:name="T40" style:family="text">
      <style:text-properties officeooo:rsid="006985a7"/>
    </style:style>
    <style:style style:name="T41" style:family="text">
      <style:text-properties officeooo:rsid="0069989e"/>
    </style:style>
    <style:style style:name="T42" style:family="text">
      <style:text-properties officeooo:rsid="006b98bb"/>
    </style:style>
    <style:style style:name="T43" style:family="text">
      <style:text-properties officeooo:rsid="0073dfcf"/>
    </style:style>
    <style:style style:name="T44" style:family="text">
      <style:text-properties officeooo:rsid="007ce85b"/>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9">Cadrage des<text:line-break/>jalons 7, 8 et 9</text:p>
      <text:p text:style-name="P27"/>
      <text:p text:style-name="P25"><draw:frame draw:style-name="fr3" draw:name="image6.png" text:anchor-type="as-char" svg:width="10.601cm" svg:height="1.842cm" draw:z-index="20"><draw:image xlink:href="Pictures/100000000000062B000001155D213930.png" xlink:type="simple" xlink:show="embed" xlink:actuate="onLoad" draw:mime-type="image/png"/></draw:frame></text:p>
      <text:p text:style-name="P2"/>
      <text:p text:style-name="P2"/>
      <text:p text:style-name="P30">🖋️ <text:span text:style-name="T1">Créateur : </text:span><text:span text:style-name="T2">Axel MOURILLON</text:span><text:span text:style-name="T3"> – </text:span><text:span text:style-name="T4">Chef de projet</text:span></text:p>
      <text:p text:style-name="P31">📅 <text:span text:style-name="T1">Date de Création : </text:span><text:span text:style-name="T3">22/11/2024</text:span></text:p>
      <text:p text:style-name="P2"/>
      <text:p text:style-name="P30">🖋️ <text:span text:style-name="T33">Dernier m</text:span><text:span text:style-name="T1">odificateur : </text:span><text:span text:style-name="T2">Axel MOURILLON</text:span><text:span text:style-name="T3"> – </text:span><text:span text:style-name="T4">Chef de projet</text:span></text:p>
      <text:p text:style-name="P30">📅 <text:span text:style-name="T1">Date de modification : </text:span><text:span text:style-name="T9">1</text:span><text:span text:style-name="T14">6</text:span><text:span text:style-name="T3">/</text:span><text:span text:style-name="T4">0</text:span><text:span text:style-name="T9">5</text:span><text:span text:style-name="T3">/202</text:span><text:span text:style-name="T4">5</text:span></text:p>
      <text:p text:style-name="P30"><text:span text:style-name="T3">🔄 Version : </text:span><text:span text:style-name="T9">3</text:span><text:span text:style-name="T4">.</text:span><text:span text:style-name="T15">2</text:span></text:p>
      <text:p text:style-name="P32"/>
      <text:section text:style-name="Sect1" text:name="Section2">
        <text:p text:style-name="P37"><draw:frame draw:style-name="fr2" draw:name="Image2" text:anchor-type="as-char" svg:y="-0.728cm" svg:width="5.89cm" svg:height="1.669cm" draw:z-index="21"><draw:image xlink:href="Pictures/10000001000001F50000008E1E5F0088.png" xlink:type="simple" xlink:show="embed" xlink:actuate="onLoad" draw:mime-type="image/png"/></draw:frame></text:p>
        <text:p text:style-name="P24"><draw:frame draw:style-name="fr1" draw:name="Image3" text:anchor-type="as-char" svg:y="-0.466cm" svg:width="6.246cm" svg:height="1.725cm" draw:z-index="22"><draw:image xlink:href="Pictures/10000001000002030000007F033B1E7C.png" xlink:type="simple" xlink:show="embed" xlink:actuate="onLoad" draw:mime-type="image/png"/></draw:frame></text:p>
      </text:section>
      <text:p text:style-name="P3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52">Table des matières</text:p>
          </text:index-title>
          <text:p text:style-name="P47"><text:a xlink:type="simple" xlink:href="#__RefHeading___Toc395_377169772" text:style-name="Index_20_Link" text:visited-style-name="Index_20_Link">I. Jalon 7 : Mémoire du projet<text:tab/>2</text:a></text:p>
          <text:p text:style-name="P48"><text:a xlink:type="simple" xlink:href="#__RefHeading___Toc399_377169772%20Copie%204%20Copie%201%20Copie%202" text:style-name="Index_20_Link" text:visited-style-name="Index_20_Link">A) Résumé du jalon<text:tab/>2</text:a></text:p>
          <text:p text:style-name="P49"><text:a xlink:type="simple" xlink:href="#__RefHeading___Toc554_377169772%20Copie%201%20Copie%203" text:style-name="Index_20_Link" text:visited-style-name="Index_20_Link">1/ Fond – Contenu du mémoire<text:tab/>2</text:a></text:p>
          <text:p text:style-name="P49"><text:a xlink:type="simple" xlink:href="#__RefHeading___Toc554_377169772%20Copie%201%20Copie%204" text:style-name="Index_20_Link" text:visited-style-name="Index_20_Link">2/ Forme – Présentation et formatage du mémoire<text:tab/>2</text:a></text:p>
          <text:p text:style-name="P48"><text:a xlink:type="simple" xlink:href="#__RefHeading___Toc399_377169772%20Copie%204%20Copie%201%20Copie%201%20Copie%201" text:style-name="Index_20_Link" text:visited-style-name="Index_20_Link">B) Détails à faire apparaître<text:tab/>3</text:a></text:p>
          <text:p text:style-name="P47"><text:a xlink:type="simple" xlink:href="#__RefHeading___Toc395_377169772%20Copie%201" text:style-name="Index_20_Link" text:visited-style-name="Index_20_Link">II. Jalon 8 : Présentation finale client et vidéo de démonstration<text:tab/>6</text:a></text:p>
          <text:p text:style-name="P48"><text:a xlink:type="simple" xlink:href="#__RefHeading___Toc399_377169772%20Copie%204%20Copie%201" text:style-name="Index_20_Link" text:visited-style-name="Index_20_Link">A) Présentation finale client<text:tab/>6</text:a></text:p>
          <text:p text:style-name="P49"><text:a xlink:type="simple" xlink:href="#__RefHeading___Toc554_377169772%20Copie%201" text:style-name="Index_20_Link" text:visited-style-name="Index_20_Link">1/ Phase 1 : Soutenance orale (15 minutes)<text:tab/>6</text:a></text:p>
          <text:p text:style-name="P49"><text:a xlink:type="simple" xlink:href="#__RefHeading___Toc554_377169772%20Copie%201%20Copie%201" text:style-name="Index_20_Link" text:visited-style-name="Index_20_Link">2/ Phase 2 : Questions – Réponses (10 minutes)<text:tab/>6</text:a></text:p>
          <text:p text:style-name="P48"><text:a xlink:type="simple" xlink:href="#__RefHeading___Toc399_377169772%20Copie%204%20Copie%201%20Copie%201" text:style-name="Index_20_Link" text:visited-style-name="Index_20_Link">B) Vidéo de démonstration<text:tab/>7</text:a></text:p>
          <text:p text:style-name="P47"><text:a xlink:type="simple" xlink:href="#__RefHeading___Toc395_377169772%20Copie%201%20Copie%201" text:style-name="Index_20_Link" text:visited-style-name="Index_20_Link">III. Jalon 9 : Proof Of Concept (POC)<text:tab/>8</text:a></text:p>
        </text:index-body>
      </text:table-of-content>
      <text:p text:style-name="P2"/>
      <text:p text:style-name="P2"/>
      <text:p text:style-name="P10"/>
      <text:list xml:id="list3061240514" text:style-name="L1">
        <text:list-item>
          <text:p text:style-name="P53"><text:bookmark-start text:name="__RefHeading___Toc395_377169772"/>Jalon 7 : Mémoire du projet<text:bookmark-end text:name="__RefHeading___Toc395_377169772"/></text:p>
        </text:list-item>
      </text:list>
      <text:p text:style-name="P3"><text:span text:style-name="T24"/></text:p>
      <text:p text:style-name="P33"><text:span text:style-name="T24">Introduction de la section :</text:span><text:span text:style-name="T1"> </text:span></text:p>
      <text:p text:style-name="P11">Cette section <text:span text:style-name="T34">traite la partie relative au jalon </text:span><text:span text:style-name="T35">7</text:span><text:span text:style-name="T34"> dans le document de cadrage</text:span></text:p>
      <text:list xml:id="list3223709925" text:style-name="L2">
        <text:list-item>
          <text:p text:style-name="P83"><text:span text:style-name="T1">Résumé </text:span><text:span text:style-name="T5">du jalon</text:span><text:span text:style-name="T1"> : </text:span><text:span text:style-name="T6">résume synthétique </text:span><text:span text:style-name="T7">de l’énoncé</text:span></text:p>
        </text:list-item>
        <text:list-item>
          <text:p text:style-name="P83"><text:span text:style-name="T7">Détails à faire apparaître</text:span><text:span text:style-name="T1"> : </text:span><text:span text:style-name="T7">liste des détails devant figurer dans le mémoire (jalon 7)</text:span></text:p>
        </text:list-item>
      </text:list>
      <text:p text:style-name="P33"/>
      <text:p text:style-name="P3"/>
      <text:list xml:id="list477524423" text:style-name="L3">
        <text:list-item>
          <text:p text:style-name="P55"><text:bookmark-start text:name="__RefHeading___Toc399_377169772 Copie 4 Copie 1 Copie 2"/>Résumé du jalon<text:bookmark-end text:name="__RefHeading___Toc399_377169772 Copie 4 Copie 1 Copie 2"/></text:p>
        </text:list-item>
      </text:list>
      <text:p text:style-name="P3"/>
      <text:list xml:id="list2436226723" text:style-name="L4">
        <text:list-item>
          <text:p text:style-name="P59"><text:bookmark-start text:name="__RefHeading___Toc554_377169772 Copie 1 Copie 3"/>Fond – Contenu du mémoire<text:bookmark-end text:name="__RefHeading___Toc554_377169772 Copie 1 Copie 3"/></text:p>
        </text:list-item>
      </text:list>
      <text:p text:style-name="P13"/>
      <text:p text:style-name="P13"><text:tab/>Une présentation succincte de notre société fictive est attendu. Il faudra également traité du périmètre du projet, c’est-à-dire de ses frontières et de ses livrables (qui peuvent évoluer et être modifier tout au long des projets). Il est important de préciser ce qui sera et ne sera pas dans le périmètre du projet. Pour définir ce périmètre, on commence établir un périmètre de projet provisoire, sur la base des données transmises par le sponsor du projet, afin de déterminer ce qui est et n’est pas dans le projet et la planification de celui-ci. On enchaîne en établissant le périmètre de projet détaillé, incluant les travaux à réaliser. Puis on le fait valider. Ce procédé définition du périmètre du projet peut être résumer ainsi :</text:p>
      <text:list text:style-name="L5">
        <text:list-item>
          <text:p text:style-name="P62">Recueillir les données nécessaires</text:p>
        </text:list-item>
        <text:list-item>
          <text:p text:style-name="P62">Planifier le périmètre de projet</text:p>
        </text:list-item>
        <text:list-item>
          <text:p text:style-name="P62">Définir le périmètre provisoire de projet</text:p>
        </text:list-item>
        <text:list-item>
          <text:p text:style-name="P62">Définir le périmètre du projet</text:p>
        </text:list-item>
      </text:list>
      <text:p text:style-name="P13"><text:tab/>Il est également nécessaire d’aborder les aspects technique, financier, de développement durable et de cybersécurité du projet, ainsi que les contraintes humaines l’ayant régi. Une maquette (GANTT, etc) est attendu pour illustrer la répartition des charges.</text:p>
      <text:p text:style-name="P13"><text:tab/>Le projet doit également avoir une conclusion, détaillant sa pérennité et ses évolutions futures, la cohérence des choix techniques qui ont été fait, l’intérêt qu’il présente et des conseils quant aux solutions à choisir pour régler les problèmes rencontrées et les problèmes restants</text:p>
      <text:p text:style-name="P4"/>
      <text:p text:style-name="P4"/>
      <text:list xml:id="list110943727550707" text:continue-list="list2436226723" text:style-name="L4">
        <text:list-item>
          <text:p text:style-name="P60"><text:bookmark-start text:name="__RefHeading___Toc554_377169772 Copie 1 Copie 4"/>Forme – Présentation et formatage du mémoire<text:bookmark-end text:name="__RefHeading___Toc554_377169772 Copie 1 Copie 4"/></text:p>
        </text:list-item>
      </text:list>
      <text:p text:style-name="P13"/>
      <text:p text:style-name="P13">Général :</text:p>
      <text:list text:style-name="L6">
        <text:list-item>
          <text:p text:style-name="P63">Minimum 20 pages – Maximum 30 pages (hors annexes)</text:p>
        </text:list-item>
        <text:list-item>
          <text:p text:style-name="P63">Sommaire : Numérotation des pages après le sommaire</text:p>
        </text:list-item>
        <text:list-item>
          <text:p text:style-name="P63">Annexes : entre 5 et 15 pages, avec sommaire et numérotation indépendante</text:p>
        </text:list-item>
        <text:list-item>
          <text:p text:style-name="P63">Impression recto-verso</text:p>
        </text:list-item>
        <text:list-item>
          <text:p text:style-name="P63">N’hésitez pas à enrichir en fonction de votre imagination</text:p>
        </text:list-item>
        <text:list-item>
          <text:p text:style-name="P63">Cartouche suivant, obligatoire en seconde de couverture, ainsi que les logos GRETA/IUT : </text:p>
          <text:p text:style-name="P63">Travail réalisé dans le cadre d’une mise en situation professionnelle support de l’enseignement gestion de projet/management/communication du BUT3 RT Parcours Cybersécurité session 24-25.</text:p>
        </text:list-item>
      </text:list>
      <text:p text:style-name="P13"><text:soft-page-break/>Page de garde :</text:p>
      <text:list text:style-name="L7">
        <text:list-item>
          <text:p text:style-name="P64">Logos GRETA/IUT</text:p>
        </text:list-item>
        <text:list-item>
          <text:p text:style-name="P64">Rappel de la section → BUT 3 2024-2025</text:p>
        </text:list-item>
        <text:list-item>
          <text:p text:style-name="P64">Rappel de l’objet / du titre</text:p>
        </text:list-item>
        <text:list-item>
          <text:p text:style-name="P64">Nom de l’intervenant</text:p>
        </text:list-item>
        <text:list-item>
          <text:p text:style-name="P64">Matière concernée</text:p>
        </text:list-item>
        <text:list-item>
          <text:p text:style-name="P64">Nom et prénom</text:p>
        </text:list-item>
      </text:list>
      <text:p text:style-name="P13">En-tête :</text:p>
      <text:list text:style-name="L8">
        <text:list-item>
          <text:p text:style-name="P65">Logos GRETA/IUT</text:p>
        </text:list-item>
        <text:list-item>
          <text:p text:style-name="P65">Pied de page :</text:p>
        </text:list-item>
        <text:list-item>
          <text:p text:style-name="P65">Numérotation, en bas à droite</text:p>
        </text:list-item>
        <text:list-item>
          <text:p text:style-name="P65">Nom et prénom à gauche</text:p>
        </text:list-item>
        <text:list-item>
          <text:p text:style-name="P65">Rappel section, objet / titre et année au centre</text:p>
        </text:list-item>
      </text:list>
      <text:p text:style-name="P13">Corps de texte :</text:p>
      <text:list text:style-name="L9">
        <text:list-item>
          <text:p text:style-name="P66">Police : Arial 10 pts maximum.</text:p>
        </text:list-item>
        <text:list-item>
          <text:p text:style-name="P66">Interligne : simple.</text:p>
        </text:list-item>
        <text:list-item>
          <text:p text:style-name="P66">Format de paragraphe : justifié</text:p>
        </text:list-item>
      </text:list>
      <text:p text:style-name="P13"/>
      <text:p text:style-name="P4"/>
      <text:list text:continue-list="list477524423" text:style-name="L3">
        <text:list-item>
          <text:p text:style-name="P57"><text:bookmark-start text:name="__RefHeading___Toc399_377169772 Copie 4 Copie 1 Copie 1 Copie 1"/>Détails à faire apparaître<text:bookmark-end text:name="__RefHeading___Toc399_377169772 Copie 4 Copie 1 Copie 1 Copie 1"/></text:p>
        </text:list-item>
      </text:list>
      <text:p text:style-name="P3"/>
      <text:p text:style-name="P14"><text:tab/>Tous les paragraphes ci-après doivent être présenté dans le livrable, c’est-à-dire mémoire de 20 à 25 pages. D’autres paragraphes propre au projet apparaîtront. Il est également préférable de privilégier le positionnement des éléments purement techniques en annexes</text:p>
      <text:p text:style-name="P14"/>
      <text:p text:style-name="P18">Date butoir de rendu mémoire : 2 juin 2025, à 17h (groupe 1)</text:p>
      <text:p text:style-name="P39"/>
      <text:p text:style-name="P44">Présentation de votre société :</text:p>
      <text:p text:style-name="P40"><text:tab/>Présentation succincte de l’organisation, de la société fictive.</text:p>
      <text:p text:style-name="P40"/>
      <text:p text:style-name="P44">Périmètre du projet :</text:p>
      <text:p text:style-name="P40"><text:tab/>La définition du périmètre du projet donne aux parties prenantes une compréhension partagée du projet et de ses objectifs. </text:p>
      <text:p text:style-name="P40"><text:tab/>Le périmètre délimite les frontières du projet et couvre la totalité des livrables inclus dans le projet du point de vue des parties prenantes. Ces livrables, c’est-à-dire le projet et le(s) produit(s) en général, peuvent évoluer et être modifier tout au long des projets, il est donc important de préciser dès le début ce qui sera, <text:span text:style-name="T36">ou</text:span> pas, dans le périmètre du projet. </text:p>
      <text:p text:style-name="P40"><text:tab/>On établit d’abord, au cours de l’initialisation, un périmètre de projet provisoire, reposant sur les données transmises par le sponsor du projet. Cela détermine ce qui est et n’est pas dans le projet, ainsi que les processus de planification. Ensuite, le périmètre de projet détaillé (dit « définitif ») inclut les travaux à réaliser. Une fois validée, cette définition du projet constitue la base des modifications et évolutions ultérieures du projet.</text:p>
      <text:p text:style-name="P46">Étapes de la définition du périmètre du projet :</text:p>
      <text:list text:style-name="L10">
        <text:list-item>
          <text:p text:style-name="P87">Recueillir les données nécessaires</text:p>
        </text:list-item>
        <text:list-item>
          <text:p text:style-name="P87">Planifier le périmètre de projet</text:p>
        </text:list-item>
        <text:list-item>
          <text:p text:style-name="P87">Définir le périmètre provisoire de projet</text:p>
        </text:list-item>
        <text:list-item>
          <text:p text:style-name="P87">Définir le périmètre du projet</text:p>
        </text:list-item>
      </text:list>
      <text:p text:style-name="P44"><text:soft-page-break/>Justification de la réponse à l’appel d’offre ou du besoin client :</text:p>
      <text:p text:style-name="P41">En quoi notre société (groupe projet) s’inscrit-elle dans la réponse au besoin du client</text:p>
      <text:p text:style-name="P41">En quoi notre équipe a les compétences pour répondre à la problématique du client.</text:p>
      <text:p text:style-name="P40"/>
      <text:p text:style-name="P44">Réponse(s) technique :</text:p>
      <text:p text:style-name="P40"><text:tab/>La partie technique présente la ou les solutions proposées pour répondre à la demande du client. L’étude technique devra présenter au moins une solution alternative, expliquant les raisons du « non choix ».</text:p>
      <text:p text:style-name="P40"/>
      <text:p text:style-name="P44">Aspect financier et chiffrage :</text:p>
      <text:p text:style-name="P40"><text:tab/>Décrire les aspects financiers (budget, devis…), étude des coûts, retour sur investissement et rentabilité client.</text:p>
      <text:p text:style-name="P40"/>
      <text:p text:style-name="P44">Aspect développement durable :</text:p>
      <text:p text:style-name="P40"><text:tab/>Décrire la politique dans laquelle s’inscrit le projet. Notre entreprise intègre-t-elle les notions liées au développement durable et l’économie de ressources dans son fonctionnement, voire sa stratégie ?</text:p>
      <text:p text:style-name="P40"><text:tab/>Cela se traduit-il sur le Système d’Informations (SI) ? Si oui, préciser l’incidence sur les choix organisationnels, l’infrastructure, les achats ?</text:p>
      <text:p text:style-name="P40"/>
      <text:p text:style-name="P44">Aspect cybersécurité :</text:p>
      <text:p text:style-name="P40"><text:tab/>Proposer un environnement de sécurité dimensionné pour ce projet : adapté, réaliste, raisonnable, etc. </text:p>
      <text:p text:style-name="P40"><text:tab/>En fonction du contexte, s’appuyer sur tout ou partie des éléments clés à inclure dans un cahier des charges cybersécurité.</text:p>
      <text:p text:style-name="P40"/>
      <text:p text:style-name="P44">Contraintes techniques et humaines :</text:p>
      <text:p text:style-name="P40"><text:tab/>Développer les problématiques techniques, organisationnelles et de déploiement, ainsi que les répercutions sur le personnel et les solutions apportées.</text:p>
      <text:p text:style-name="P40"/>
      <text:p text:style-name="P44">Maquette :</text:p>
      <text:p text:style-name="P40"><text:tab/>Réaliser une maquette illustrant la répartition des charges de chacun ainsi que le planning de déploiement (Gantt…)</text:p>
      <text:p text:style-name="P28"/>
      <text:p text:style-name="P44">Conclusion du projet :</text:p>
      <text:list text:style-name="L11">
        <text:list-item>
          <text:p text:style-name="P88">Pérennité du projet</text:p>
        </text:list-item>
        <text:list-item>
          <text:p text:style-name="P88">Cohérence des choix techniques</text:p>
        </text:list-item>
        <text:list-item>
          <text:p text:style-name="P88">Évolutions futures</text:p>
        </text:list-item>
        <text:list-item>
          <text:p text:style-name="P88">Intérêt pour l’entreprise</text:p>
        </text:list-item>
        <text:list-item>
          <text:p text:style-name="P88">Conseil sur la solution à choisir</text:p>
        </text:list-item>
      </text:list>
      <text:p text:style-name="P28"/>
      <text:p text:style-name="P44">Formatage :</text:p>
      <text:list text:style-name="L12">
        <text:list-item>
          <text:p text:style-name="P89">Police : Arial 10 pts maximum.</text:p>
        </text:list-item>
        <text:list-item>
          <text:p text:style-name="P89">Interligne : simple.</text:p>
        </text:list-item>
        <text:list-item>
          <text:p text:style-name="P89">Format de paragraphe : justifié</text:p>
        </text:list-item>
        <text:list-item>
          <text:p text:style-name="P89">Sommaire</text:p>
          <text:list>
            <text:list-header>
              <text:p text:style-name="P89">Numérotation des pages après le sommaire</text:p>
            </text:list-header>
          </text:list>
        </text:list-item>
        <text:list-item>
          <text:p text:style-name="P89">Minimum 20 pages – Maximum 30 pages </text:p>
          <text:list>
            <text:list-header>
              <text:p text:style-name="P89">Hors annexes</text:p>
            </text:list-header>
          </text:list>
        </text:list-item>
        <text:list-item>
          <text:p text:style-name="P89"><text:soft-page-break/>Annexes : entre 5 et 15 pages, avec sommaire et numérotation indépendante</text:p>
        </text:list-item>
        <text:list-item>
          <text:p text:style-name="P89">Impression recto-verso.</text:p>
        </text:list-item>
      </text:list>
      <text:p text:style-name="P40"/>
      <text:p text:style-name="P44">Mise en page / chartre graphique</text:p>
      <text:list text:style-name="L13">
        <text:list-item>
          <text:p text:style-name="P90">Idem compte-rendu TD/TP à minima (détails ci-dessous) :</text:p>
          <text:list>
            <text:list-header>
              <text:p text:style-name="P90">Page de garde :</text:p>
              <text:list>
                <text:list-item>
                  <text:p text:style-name="P90">Logos GRETA/IUT</text:p>
                </text:list-item>
                <text:list-item>
                  <text:p text:style-name="P90">Rappel de la section → BUT 3 2024-2025</text:p>
                </text:list-item>
                <text:list-item>
                  <text:p text:style-name="P90">Rappel de l’objet / du titre</text:p>
                </text:list-item>
                <text:list-item>
                  <text:p text:style-name="P90">Nom de l’intervenant</text:p>
                </text:list-item>
                <text:list-item>
                  <text:p text:style-name="P90">Matière concernée</text:p>
                </text:list-item>
                <text:list-item>
                  <text:p text:style-name="P90">Nom et prénom</text:p>
                </text:list-item>
              </text:list>
              <text:p text:style-name="P90">En-tête :</text:p>
              <text:list text:continue-numbering="true">
                <text:list-item>
                  <text:p text:style-name="P90">Logos GRETA/IUT</text:p>
                </text:list-item>
              </text:list>
              <text:p text:style-name="P90">Pied de page :</text:p>
              <text:list text:continue-numbering="true">
                <text:list-item>
                  <text:p text:style-name="P90">Numérotation, en bas à droite</text:p>
                </text:list-item>
                <text:list-item>
                  <text:p text:style-name="P90">Nom et prénom à gauche</text:p>
                </text:list-item>
                <text:list-item>
                  <text:p text:style-name="P90">Rappel section, objet / titre et année au centre</text:p>
                </text:list-item>
              </text:list>
              <text:p text:style-name="P90">Corps de texte :</text:p>
              <text:list text:continue-numbering="true">
                <text:list-item>
                  <text:p text:style-name="P90">Police : Arial 10 pts maximum.</text:p>
                </text:list-item>
                <text:list-item>
                  <text:p text:style-name="P90">Interligne : simple.</text:p>
                </text:list-item>
                <text:list-item>
                  <text:p text:style-name="P90">Format de paragraphe : justifié</text:p>
                </text:list-item>
                <text:list-item>
                  <text:p text:style-name="P90">Sommaire</text:p>
                  <text:list>
                    <text:list-header>
                      <text:p text:style-name="P90">Numérotation des pages après le sommaire</text:p>
                    </text:list-header>
                  </text:list>
                </text:list-item>
                <text:list-item>
                  <text:p text:style-name="P90">Minimum 20 pages – Maximum 30 pages </text:p>
                  <text:list>
                    <text:list-header>
                      <text:p text:style-name="P90">Hors annexes</text:p>
                    </text:list-header>
                  </text:list>
                </text:list-item>
                <text:list-item>
                  <text:p text:style-name="P90">Annexes : si nécessaire, avec sommaire et numérotation indépendante</text:p>
                </text:list-item>
              </text:list>
            </text:list-header>
          </text:list>
        </text:list-item>
        <text:list-item>
          <text:p text:style-name="P90">N’hésitez pas à enrichir en fonction de votre imagination</text:p>
        </text:list-item>
        <text:list-item>
          <text:p text:style-name="P90">Cartouche suivant, obligatoire en seconde de couverture, ainsi que les logos GRETA/IUT : </text:p>
          <text:list>
            <text:list-header>
              <text:p text:style-name="P90">Travail réalisé dans le cadre d’une mise en situation professionnelle support de l’enseignement gestion de projet/management/communication du BUT3 RT Parcours Cybersécurité session 24-25.</text:p>
            </text:list-header>
          </text:list>
        </text:list-item>
      </text:list>
      <text:p text:style-name="P34"/>
      <text:p text:style-name="P34"/>
      <text:list xml:id="list110943116482194" text:continue-list="list3061240514" text:style-name="L1">
        <text:list-item>
          <text:p text:style-name="P53"><text:bookmark-start text:name="__RefHeading___Toc395_377169772 Copie 1"/>Jalon 8 : Présentation finale client et <text:tab/>vidéo de démonstration<text:bookmark-end text:name="__RefHeading___Toc395_377169772 Copie 1"/></text:p>
        </text:list-item>
      </text:list>
      <text:p text:style-name="P5"><text:span text:style-name="T24"/></text:p>
      <text:p text:style-name="P35"><text:span text:style-name="T24">Introduction de la section :</text:span><text:span text:style-name="T1"> </text:span></text:p>
      <text:p text:style-name="P12">Cette section traite la partie relative au jalon <text:span text:style-name="T35">8</text:span> dans le document de cadrage</text:p>
      <text:list text:continue-list="list3223709925" text:style-name="L2">
        <text:list-item>
          <text:p text:style-name="P84"><text:span text:style-name="T1">Présentation finale client : </text:span><text:span text:style-name="T8">résumé synthétique de l’énoncé</text:span></text:p>
        </text:list-item>
        <text:list-item>
          <text:p text:style-name="P67">Vidéo de démonstration : <text:span text:style-name="T43">détails utiles à la préparation de la vidéo</text:span></text:p>
        </text:list-item>
      </text:list>
      <text:p text:style-name="P3"/>
      <text:p text:style-name="P79">Date de passage : <text:span text:style-name="T38">10 juin 2025</text:span></text:p>
      <text:p text:style-name="P81"/>
      <text:p text:style-name="P81"/>
      <text:list xml:id="list3274901675" text:style-name="L14">
        <text:list-item>
          <text:p text:style-name="P58"><text:bookmark-start text:name="__RefHeading___Toc399_377169772 Copie 4 Copie 1"/>Présentation finale client<text:bookmark-end text:name="__RefHeading___Toc399_377169772 Copie 4 Copie 1"/></text:p>
        </text:list-item>
      </text:list>
      <text:p text:style-name="P6"/>
      <text:list xml:id="list110943719252822" text:continue-list="list110943727550707" text:style-name="L4">
        <text:list-item text:start-value="1">
          <text:p text:style-name="P59"><text:bookmark-start text:name="__RefHeading___Toc554_377169772 Copie 1"/>Phase 1 : Soutenance orale (15 minutes<text:span text:style-name="T37">)</text:span><text:bookmark-end text:name="__RefHeading___Toc554_377169772 Copie 1"/></text:p>
        </text:list-item>
      </text:list>
      <text:p text:style-name="P15"/>
      <text:p text:style-name="P15">Le jury représente l’entreprise cliente qui auditionne les entreprises candidates répondant à l’appel à projet.</text:p>
      <text:list text:style-name="L15">
        <text:list-item>
          <text:p text:style-name="P68">Pour le jury l’objectif de cette soutenance est d’évaluer :</text:p>
          <text:list>
            <text:list-item>
              <text:p text:style-name="P68">La maîtrise du sujet</text:p>
            </text:list-item>
            <text:list-item>
              <text:p text:style-name="P68">Notre capacité d’expression orale</text:p>
            </text:list-item>
            <text:list-item>
              <text:p text:style-name="P68">Notre esprit de synthèse</text:p>
            </text:list-item>
            <text:list-item>
              <text:p text:style-name="P68">Notre capacité à co-écrire un mémoire et présenter une réponse en équipe</text:p>
            </text:list-item>
          </text:list>
        </text:list-item>
        <text:list-item>
          <text:p text:style-name="P68">Chaque personne joue un rôle : chef de projet, responsable technique, responsable documentation et administratif, responsable design et marketing</text:p>
        </text:list-item>
        <text:list-item>
          <text:p text:style-name="P68">Le temps de parole de chacun doit être équilibré</text:p>
        </text:list-item>
        <text:list-item>
          <text:p text:style-name="P68">Support : diaporama, qui sera évalué en tant que tel (fluidité, valeur ajoutée, respect de l’exercice demandé, etc)</text:p>
        </text:list-item>
      </text:list>
      <text:p text:style-name="P6"/>
      <text:p text:style-name="P7"/>
      <text:list text:continue-list="list110943719252822" text:style-name="L4">
        <text:list-item>
          <text:p text:style-name="P61"><text:bookmark-start text:name="__RefHeading___Toc554_377169772 Copie 1 Copie 1"/>Phase 2 : Questions – Réponses <text:span text:style-name="T37">(</text:span>10 minutes<text:span text:style-name="T37">)</text:span><text:bookmark-end text:name="__RefHeading___Toc554_377169772 Copie 1 Copie 1"/></text:p>
        </text:list-item>
      </text:list>
      <text:p text:style-name="P16"/>
      <text:p text:style-name="P7"><text:span text:style-name="T38">SUJETS :</text:span> L’échange avec les membres du jury portera sur la qualité des réalisations, les dimensionnements et les préconisations, ainsi que sur la cohérence des choix techniques et organisationnels. Des questions sur comment s’est déroulé et/ou a été vécu le projet pourront être posées (difficultés rencontrées, solutions apportées, etc)</text:p>
      <text:p text:style-name="P7"/>
      <text:p text:style-name="P7"><text:span text:style-name="T38">NOTATION :</text:span> Une note de groupe pour le mémoire, une note évaluant la prestation orale collective « projet » et une note évaluant la prestation orale « technico-commerciale », le tout modulée par une évaluation de la prestation individuelle.</text:p>
      <text:p text:style-name="P7"/>
      <text:p text:style-name="P19">CONDITIONS ORGANISATIONNELLES :</text:p>
      <text:list text:style-name="L16">
        <text:list-item>
          <text:p text:style-name="P69">Un ordinateur et un vidéo projecteur seront à disposition</text:p>
        </text:list-item>
        <text:list-item>
          <text:p text:style-name="P69">10 minutes de délibération du jury entre chaque groupe</text:p>
        </text:list-item>
        <text:list-item>
          <text:p text:style-name="P69">Le jury sera composé de membres de l’équipe pédagogique</text:p>
        </text:list-item>
        <text:list-item>
          <text:p text:style-name="P69">Document (le mémoire) à rendre en 1 exemplaire papier + 1 version électronique</text:p>
          <text:list>
            <text:list-item>
              <text:p text:style-name="P69"><text:soft-page-break/>Les exemplaires papiers doivent être adressés par voie postale ou déposés à l’adresse suivante : </text:p>
              <text:list>
                <text:list-header>
                  <text:p text:style-name="P69">GRETA ARDECHE-DROME, Service informatique</text:p>
                  <text:p text:style-name="P69">37-39 rue Barthélémy de Laffemas</text:p>
                  <text:p text:style-name="P69">BP 26, 26901 VALENCE CEDEX 9.</text:p>
                </text:list-header>
              </text:list>
            </text:list-item>
            <text:list-item>
              <text:p text:style-name="P69">La version électronique doit être adressée par mail au format PDF à l’adresse formations.numeriques@greta-0726.fr</text:p>
              <text:list>
                <text:list-header>
                  <text:p text:style-name="P69">Nommage : PTUT_BUT3_2425_grpN.pdf </text:p>
                </text:list-header>
              </text:list>
            </text:list-item>
          </text:list>
        </text:list-item>
      </text:list>
      <text:p text:style-name="P6"/>
      <text:p text:style-name="P8"/>
      <text:list text:continue-list="list3274901675" text:style-name="L14">
        <text:list-item>
          <text:p text:style-name="P56"><text:bookmark-start text:name="__RefHeading___Toc399_377169772 Copie 4 Copie 1 Copie 1"/>Vidéo de démonstration<text:bookmark-end text:name="__RefHeading___Toc399_377169772 Copie 4 Copie 1 Copie 1"/></text:p>
        </text:list-item>
      </text:list>
      <text:p text:style-name="P8"/>
      <text:p text:style-name="P6"><text:tab/>Livrable "vidéo de démonstration", dans laquelle <text:span text:style-name="T41">nous</text:span> présenter<text:span text:style-name="T41">ons</text:span> une démonstration du fonctionnement de <text:span text:style-name="T42">n</text:span>otre projet et de son utilité. <text:span text:style-name="T42">Nous</text:span> n'aborder<text:span text:style-name="T42">ons</text:span> pas le détail du fonctionnement technique <text:span text:style-name="T41">"</text:span>interne" ici.</text:p>
      <text:p text:style-name="P6"/>
      <text:p text:style-name="P17">Dis à l’oral : </text:p>
      <text:list text:style-name="L17">
        <text:list-item>
          <text:p text:style-name="P70">Durée ⇒ 3 à 5 min</text:p>
        </text:list-item>
        <text:list-item>
          <text:p text:style-name="P71">Vidéo commerciale (à l’image des vidéo de publicités dans certains magasins<text:span text:style-name="T40">)</text:span></text:p>
        </text:list-item>
        <text:list-item>
          <text:p text:style-name="P71">Pas d’IA <text:span text:style-name="T41">(ou très très peu)</text:span></text:p>
        </text:list-item>
        <text:list-item>
          <text:p text:style-name="P72">Diffusion après la soutenance oral (avant les questions)</text:p>
        </text:list-item>
      </text:list>
      <text:p text:style-name="P6"/>
      <text:p text:style-name="P6"/>
      <text:p text:style-name="P21">Note de l’auteur : Désolé, j’ai pas mieux</text:p>
      <text:p text:style-name="P6"/>
      <text:p text:style-name="P6"/>
      <text:p text:style-name="P6"/>
      <text:list text:continue-list="list110943116482194" text:style-name="L1">
        <text:list-item>
          <text:p text:style-name="P54"><text:bookmark-start text:name="__RefHeading___Toc395_377169772 Copie 1 Copie 1"/>Jalon <text:span text:style-name="T39">9</text:span> : Proof Of Concept (POC)<text:bookmark-end text:name="__RefHeading___Toc395_377169772 Copie 1 Copie 1"/></text:p>
        </text:list-item>
      </text:list>
      <text:p text:style-name="P9"><text:span text:style-name="T24"/></text:p>
      <text:p text:style-name="P77">Date de passage : <text:span text:style-name="T38">10 juin 2025</text:span></text:p>
      <text:list text:style-name="L21">
        <text:list-item>
          <text:p text:style-name="P78">À 9h, 10h ou 11h</text:p>
        </text:list-item>
        <text:list-item>
          <text:p text:style-name="P80">L’IUT <text:s/>ouvre à 7h30 le matin (attention aux clés en cas de besoins)</text:p>
        </text:list-item>
        <text:list-item>
          <text:p text:style-name="P80">Si pas assez de temps je jour J, prévoir pour le vendredi 6 juin ⇒ prévoir suffisamment à l’avance pour réserver la salle nécessaire</text:p>
        </text:list-item>
      </text:list>
      <text:p text:style-name="P76"/>
      <text:p text:style-name="P51"><text:span text:style-name="T9">D</text:span><text:span text:style-name="T1">éroulé des oraux de POC :</text:span></text:p>
      <text:list text:style-name="L18">
        <text:list-item>
          <text:p text:style-name="P91"><text:span text:style-name="T1">1h par groupe </text:span><text:span text:style-name="T9">(o</text:span><text:span text:style-name="T1">rdre de passage </text:span><text:span text:style-name="T9">défini et</text:span><text:span text:style-name="T1"> communiqué </text:span><text:span text:style-name="T9">à un moment donné)</text:span></text:p>
          <text:list>
            <text:list-item>
              <text:p text:style-name="P92"><text:span text:style-name="T1">30 minutes consacrées à </text:span><text:span text:style-name="T9">la</text:span><text:span text:style-name="T1"> présentation</text:span></text:p>
            </text:list-item>
            <text:list-item>
              <text:p text:style-name="P93"><text:span text:style-name="T1">30 minutes dédiées aux échanges avec le jury et les participants (étudiants BUT1</text:span><text:span text:style-name="T9"> </text:span><text:span text:style-name="T1">/</text:span><text:span text:style-name="T9"> </text:span><text:span text:style-name="T1">BUT2, enseignants BUT, </text:span><text:span text:style-name="T9">etc.</text:span><text:span text:style-name="T1">)</text:span></text:p>
              <text:list>
                <text:list-header>
                  <text:p text:style-name="P93"><text:span text:style-name="T10">⇒ Des </text:span><text:span text:style-name="T1">manipulations supplémentaires </text:span><text:span text:style-name="T10">peuvent être demandées</text:span></text:p>
                  <text:p text:style-name="P99"><text:span text:style-name="T10">/!\ </text:span><text:span text:style-name="T1">Parler au public aussi </text:span></text:p>
                </text:list-header>
              </text:list>
            </text:list-item>
          </text:list>
        </text:list-item>
        <text:list-item>
          <text:p text:style-name="P93"><text:span text:style-name="T10">E</text:span><text:span text:style-name="T1">xpliquer le fonctionnement global technique de </text:span><text:span text:style-name="T10">notre projet</text:span><text:span text:style-name="T1"> (éventuellement détailler ce qui est fonctionnel / réalisé ou </text:span><text:span text:style-name="T10">et ce qui ne l’est </text:span><text:span text:style-name="T1">pas) </text:span></text:p>
        </text:list-item>
        <text:list-item>
          <text:p text:style-name="P93"><text:span text:style-name="T10">F</text:span><text:span text:style-name="T1">aire une démonstration représentative du fonctionnement de <text:s/></text:span><text:span text:style-name="T10">notre projet.</text:span></text:p>
        </text:list-item>
      </text:list>
      <text:p text:style-name="P42"><text:span text:style-name="T1"/></text:p>
      <text:p text:style-name="P20">Conseils :</text:p>
      <text:list text:style-name="L19">
        <text:list-item>
          <text:p text:style-name="P85"><text:span text:style-name="T27">R</text:span><text:span text:style-name="T26">éaliser un argumentaire pour </text:span><text:span text:style-name="T27">se</text:span><text:span text:style-name="T26"> préparer à répondre aux questions</text:span></text:p>
          <text:list>
            <text:list-header>
              <text:p text:style-name="P86"><text:span text:style-name="T27">P</text:span><text:span text:style-name="T26">our </text:span><text:span text:style-name="T27">n</text:span><text:span text:style-name="T26">ous : aucun rendu n'est requis</text:span></text:p>
            </text:list-header>
          </text:list>
        </text:list-item>
        <text:list-item>
          <text:p text:style-name="P86"><text:span text:style-name="T27">P</text:span><text:span text:style-name="T26">réparer un appui visuel </text:span><text:span text:style-name="T27">pour les</text:span><text:span text:style-name="T26"> explications / démonstrations </text:span></text:p>
          <text:list>
            <text:list-header>
              <text:p text:style-name="P86">É<text:span text:style-name="T26">cran sur roulette </text:span><text:span text:style-name="T27">à disposition : </text:span><text:span text:style-name="T28">s’organiser pour être opérationnel le jour J</text:span></text:p>
            </text:list-header>
          </text:list>
        </text:list-item>
        <text:list-item>
          <text:p text:style-name="P105"><text:span text:style-name="T28">N</text:span><text:span text:style-name="T26">e pas hésiter à r</text:span><text:span text:style-name="T29">é</text:span><text:span text:style-name="T26">organiser la salle</text:span></text:p>
        </text:list-item>
      </text:list>
      <text:p text:style-name="P36"><text:span text:style-name="T26"/></text:p>
      <text:p text:style-name="P50"><text:span text:style-name="T26"><text:tab/>Si nous avons </text:span><text:span text:style-name="T25">besoin de matériel</text:span><text:span text:style-name="T26">, d’une </text:span><text:span text:style-name="T25">préparation</text:span><text:span text:style-name="T26"> ou d’une </text:span><text:span text:style-name="T25">salle spécifique</text:span><text:span text:style-name="T26">, faire remonter une demande auprès de :</text:span></text:p>
      <text:list text:continue-numbering="true" text:style-name="L19">
        <text:list-item>
          <text:p text:style-name="P94"><text:span text:style-name="T1">Florian DUCHEMIN </text:span><text:span text:style-name="T11">⇒</text:span><text:span text:style-name="T1"> </text:span><text:a xlink:type="simple" xlink:href="mailto:florian.duchemin@greta-0726.fr" text:style-name="Internet_20_link" text:visited-style-name="Visited_20_Internet_20_Link"><text:span text:style-name="T1">florian.duchemin@greta-0726.fr</text:span></text:a><text:span text:style-name="T1"> </text:span></text:p>
        </text:list-item>
        <text:list-item>
          <text:p text:style-name="P94"><text:span text:style-name="T1">Frédéric MICHEL </text:span><text:span text:style-name="T11">⇒</text:span><text:span text:style-name="T1"> </text:span><text:a xlink:type="simple" xlink:href="mailto:frederic.michel@univ-grenoble-alpes.fr" text:style-name="Internet_20_link" text:visited-style-name="Visited_20_Internet_20_Link"><text:span text:style-name="T1">frederic.michel@univ-grenoble-alpes.fr</text:span></text:a><text:span text:style-name="T1"> </text:span></text:p>
          <text:list>
            <text:list-header>
              <text:p text:style-name="P73">Minimum 1 semaine d'avance pour faire la demande</text:p>
            </text:list-header>
          </text:list>
        </text:list-item>
      </text:list>
      <text:p text:style-name="P42"><text:span text:style-name="T1"/></text:p>
      <text:p text:style-name="P100"><text:span text:style-name="T25">Besoins :</text:span><text:span text:style-name="T1"> lister le matériel et les éléments </text:span><text:span text:style-name="T16">nécessaires pour le PoC</text:span></text:p>
      <text:list text:style-name="L22">
        <text:list-item>
          <text:p text:style-name="P101"><text:span text:style-name="T1">Vidéo projecteur ou écran</text:span></text:p>
        </text:list-item>
        <text:list-item>
          <text:p text:style-name="P102"><text:span text:style-name="T1">PC, équipement : ?</text:span></text:p>
        </text:list-item>
        <text:list-item>
          <text:p text:style-name="P102"><text:span text:style-name="T1">Organisation : disposition de la salle, </text:span><text:span text:style-name="T17">scénario, </text:span><text:span text:style-name="T20">contexte, </text:span><text:span text:style-name="T18">réparti</text:span><text:span text:style-name="T19">ti</text:span><text:span text:style-name="T18">ons de parole, </text:span><text:span text:style-name="T23">bilan réalisé et fonctionnelle (ou pas) </text:span><text:span text:style-name="T21">etc.</text:span></text:p>
          <text:list>
            <text:list-header>
              <text:p text:style-name="P102"><text:span text:style-name="T21">/!\ </text:span><text:span text:style-name="T22">à faire sur les plans techniques et non-techniques</text:span></text:p>
              <text:p text:style-name="P103"><text:span text:style-name="T32">I</text:span><text:span text:style-name="T30">dée :</text:span><text:span text:style-name="T1"> alterner entre le technique et le non technique : "on a fait ça" (non technique), "grâce à ça" (technique), "et ça permet ça aussi" (non-technique) etc.</text:span></text:p>
            </text:list-header>
          </text:list>
          <text:p text:style-name="P104"><text:span text:style-name="T1">[Compléter la liste </text:span><text:span text:style-name="T23">si besoin supplémentaire</text:span><text:span text:style-name="T1">]</text:span></text:p>
        </text:list-item>
      </text:list>
      <text:p text:style-name="P42"><text:span text:style-name="T1"/></text:p>
      <text:p text:style-name="P42"><text:span text:style-name="T1"/></text:p>
      <text:p text:style-name="P45"><text:span text:style-name="T12">Ne pas s’</text:span><text:span text:style-name="T1">attend</text:span><text:span text:style-name="T12">re</text:span><text:span text:style-name="T1"> pas </text:span><text:span text:style-name="T12">à </text:span><text:span text:style-name="T1">une note détaillée sur un ensemble de critères chiffrés :</text:span></text:p>
      <text:p text:style-name="P43"><text:span text:style-name="T12"><text:tab/>L</text:span><text:span text:style-name="T1">a note prendra en compte différents éléments, objet</text:span><text:span text:style-name="T12">s</text:span><text:span text:style-name="T1"> d'une délibération entre les membres du jury </text:span><text:span text:style-name="T12">(</text:span><text:span text:style-name="T1">souverain dans ses décisions</text:span><text:span text:style-name="T12">)</text:span><text:span text:style-name="T1">. </text:span></text:p>
      <text:p text:style-name="P43"><text:span text:style-name="T1"/></text:p>
      <text:p text:style-name="P43"><text:soft-page-break/><text:span text:style-name="T1"/></text:p>
      <text:p text:style-name="P43"><text:span text:style-name="T31">L</text:span><text:span text:style-name="T30">es critères suivants seront pris en comptes</text:span><text:span text:style-name="T1"> (liste non exhaustive):</text:span></text:p>
      <text:list text:style-name="L20">
        <text:list-item>
          <text:p text:style-name="P74">La qualité de la prestation orale.</text:p>
        </text:list-item>
        <text:list-item>
          <text:p text:style-name="P75">La qualité des éléments visuels.</text:p>
        </text:list-item>
        <text:list-item>
          <text:p text:style-name="P75">La difficulté technique du projet / de la réalisation.</text:p>
        </text:list-item>
        <text:list-item>
          <text:p text:style-name="P75">Le respect du temps.</text:p>
        </text:list-item>
        <text:list-item>
          <text:p text:style-name="P75">La capacité à convaincre.</text:p>
        </text:list-item>
        <text:list-item>
          <text:p text:style-name="P95"><text:span text:style-name="T1">Le bon déroulement </text:span><text:span text:style-name="T13">des</text:span><text:span text:style-name="T1"> démonstrations.</text:span></text:p>
        </text:list-item>
        <text:list-item>
          <text:p text:style-name="P96"><text:span text:style-name="T13">L</text:span><text:span text:style-name="T1">a pertinence des démonstrations.</text:span></text:p>
        </text:list-item>
      </text:list>
      <text:p text:style-name="P42"><text:span text:style-name="T1"/></text:p>
      <text:p text:style-name="P42"><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7ce85b"/>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1D50AB68.png" xlink:type="simple" xlink:show="embed" xlink:actuate="onLoad" draw:mime-type="image/png"/></draw:frame><text:span text:style-name="MT1">Wizards &amp; Dice</text:span></text:p>
        <text:p text:style-name="MP1">Cadrage des jalons 7, 8 et 9</text:p>
      </style:header>
      <style:footer>
        <text:p text:style-name="MP2"><draw:frame draw:style-name="Mfr2" draw:name="image4.png" text:anchor-type="char" svg:x="-1.154cm" svg:y="-0.46cm" svg:width="11.947cm" svg:height="1.891cm" draw:z-index="12"><draw:image xlink:href="Pictures/100000000000044E000000AD32145E9E.png" xlink:type="simple" xlink:show="embed" xlink:actuate="onLoad" draw:mime-type="image/png"/></draw:frame><text:page-number text:select-page="current">7</text:page-number><text:s/>/ <text:span text:style-name="MT2">9</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16T11:09:42.068000000</dc:date>
    <meta:editing-duration>PT2H27M5S</meta:editing-duration>
    <meta:editing-cycles>102</meta:editing-cycles>
    <meta:print-date>2025-05-15T15:00:12.095000000</meta:print-date>
    <meta:printed-by>Fichiers PDF</meta:printed-by>
    <meta:document-statistic meta:table-count="0" meta:image-count="7" meta:object-count="0" meta:page-count="11" meta:paragraph-count="217" meta:word-count="2223" meta:character-count="13234" meta:non-whitespace-character-count="11311"/>
  </office:meta>
</office:document-meta>
</file>